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  <style:style style:family="table-column" style:name="defaultCol1">
      <style:table-column-properties style:column-width="20.0mm"/>
    </style:style>
  </office:automatic-styles>
  <office:body>
    <office:spreadsheet>
      <table:table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/>
          <table:table-cell table:number-columns-repeated="2"/>
        </table:table-row>
        <table:table-row>
          <table:table-cell table:number-columns-repeated="3"/>
        </table:table-row>
      </table:table>
      <table:table table:name="template">
        <table:table-column table:default-cell-style-name="Default"/>
        <table:table-column table:style-name="defaultCol1" table:default-cell-style-name="Default"/>
        <table:table-column table:style-name="defaultCol1" table:default-cell-style-name="Default"/>
        <table:table-row>
          <table:table-cell office:value-type="string" office:string-value="Frame">
            <text:p>Frame</text:p>
          </table:table-cell>
          <table:table-cell office:value-type="string" office:string-value="Left_Leg">
            <text:p>Left_Leg</text:p>
          </table:table-cell>
          <table:table-cell office:value-type="string" office:string-value="Right_Leg">
            <text:p>Right_Leg</text:p>
          </table:table-cell>
        </table:table-row>
        <table:table-row>
          <table:table-cell office:value-type="string" office:string-value="0">
            <text:p>0</text:p>
          </table:table-cell>
          <table:table-cell office:value-type="string" office:string-value="OnTheAir">
            <text:p>OnTheAir</text:p>
          </table:table-cell>
          <table:table-cell office:value-type="string" office:string-value="notInFrame">
            <text:p>notInFrame</text:p>
          </table:table-cell>
        </table:table-row>
        <table:table-row>
          <table:table-cell office:value-type="string" office:string-value="1">
            <text:p>1</text:p>
          </table:table-cell>
          <table:table-cell office:value-type="string" office:string-value="OnTheAir">
            <text:p>OnTheAir</text:p>
          </table:table-cell>
          <table:table-cell office:value-type="string" office:string-value="notInFrame">
            <text:p>notInFrame</text:p>
          </table:table-cell>
        </table:table-row>
        <table:table-row>
          <table:table-cell office:value-type="string" office:string-value="2">
            <text:p>2</text:p>
          </table:table-cell>
          <table:table-cell office:value-type="string" office:string-value="OnTheAir">
            <text:p>OnTheAir</text:p>
          </table:table-cell>
          <table:table-cell office:value-type="string" office:string-value="notInFrame">
            <text:p>notInFrame</text:p>
          </table:table-cell>
        </table:table-row>
        <table:table-row>
          <table:table-cell office:value-type="string" office:string-value="3">
            <text:p>3</text:p>
          </table:table-cell>
          <table:table-cell office:value-type="string" office:string-value="OnTheAir">
            <text:p>OnTheAir</text:p>
          </table:table-cell>
          <table:table-cell office:value-type="string" office:string-value="notInFrame">
            <text:p>notInFrame</text:p>
          </table:table-cell>
        </table:table-row>
        <table:table-row>
          <table:table-cell office:value-type="string" office:string-value="4">
            <text:p>4</text:p>
          </table:table-cell>
          <table:table-cell office:value-type="string" office:string-value="OnTheAir">
            <text:p>OnTheAir</text:p>
          </table:table-cell>
          <table:table-cell office:value-type="string" office:string-value="notInFrame">
            <text:p>notInFrame</text:p>
          </table:table-cell>
        </table:table-row>
        <table:table-row>
          <table:table-cell office:value-type="string" office:string-value="5">
            <text:p>5</text:p>
          </table:table-cell>
          <table:table-cell office:value-type="string" office:string-value="OnTheAir">
            <text:p>OnTheAir</text:p>
          </table:table-cell>
          <table:table-cell office:value-type="string" office:string-value="notInFrame">
            <text:p>notInFrame</text:p>
          </table:table-cell>
        </table:table-row>
        <table:table-row>
          <table:table-cell office:value-type="string" office:string-value="6">
            <text:p>6</text:p>
          </table:table-cell>
          <table:table-cell office:value-type="string" office:string-value="OnGround">
            <text:p>OnGround</text:p>
          </table:table-cell>
          <table:table-cell office:value-type="string" office:string-value="OnTheAir">
            <text:p>OnTheAir</text:p>
          </table:table-cell>
        </table:table-row>
        <table:table-row>
          <table:table-cell office:value-type="string" office:string-value="7">
            <text:p>7</text:p>
          </table:table-cell>
          <table:table-cell office:value-type="string" office:string-value="OnGround">
            <text:p>OnGround</text:p>
          </table:table-cell>
          <table:table-cell office:value-type="string" office:string-value="OnTheAir">
            <text:p>OnTheAir</text:p>
          </table:table-cell>
        </table:table-row>
        <table:table-row>
          <table:table-cell office:value-type="string" office:string-value="8">
            <text:p>8</text:p>
          </table:table-cell>
          <table:table-cell office:value-type="string" office:string-value="OnGround">
            <text:p>OnGround</text:p>
          </table:table-cell>
          <table:table-cell office:value-type="string" office:string-value="OnTheAir">
            <text:p>OnTheAir</text:p>
          </table:table-cell>
        </table:table-row>
        <table:table-row>
          <table:table-cell office:value-type="string" office:string-value="9">
            <text:p>9</text:p>
          </table:table-cell>
          <table:table-cell office:value-type="string" office:string-value="OnGround">
            <text:p>OnGround</text:p>
          </table:table-cell>
          <table:table-cell office:value-type="string" office:string-value="OnTheAir">
            <text:p>OnTheAir</text:p>
          </table:table-cell>
        </table:table-row>
        <table:table-row>
          <table:table-cell office:value-type="string" office:string-value="10">
            <text:p>10</text:p>
          </table:table-cell>
          <table:table-cell office:value-type="string" office:string-value="OnGround">
            <text:p>OnGround</text:p>
          </table:table-cell>
          <table:table-cell office:value-type="string" office:string-value="OnTheAir">
            <text:p>OnTheAir</text:p>
          </table:table-cell>
        </table:table-row>
        <table:table-row>
          <table:table-cell office:value-type="string" office:string-value="11">
            <text:p>11</text:p>
          </table:table-cell>
          <table:table-cell office:value-type="string" office:string-value="OnTheAir">
            <text:p>OnTheAir</text:p>
          </table:table-cell>
          <table:table-cell office:value-type="string" office:string-value="OnGround">
            <text:p>OnGround</text:p>
          </table:table-cell>
        </table:table-row>
        <table:table-row>
          <table:table-cell office:value-type="string" office:string-value="12">
            <text:p>12</text:p>
          </table:table-cell>
          <table:table-cell office:value-type="string" office:string-value="OnTheAir">
            <text:p>OnTheAir</text:p>
          </table:table-cell>
          <table:table-cell office:value-type="string" office:string-value="OnGround">
            <text:p>OnGround</text:p>
          </table:table-cell>
        </table:table-row>
        <table:table-row>
          <table:table-cell office:value-type="string" office:string-value="13">
            <text:p>13</text:p>
          </table:table-cell>
          <table:table-cell office:value-type="string" office:string-value="OnTheAir">
            <text:p>OnTheAir</text:p>
          </table:table-cell>
          <table:table-cell office:value-type="string" office:string-value="OnGround">
            <text:p>OnGround</text:p>
          </table:table-cell>
        </table:table-row>
        <table:table-row>
          <table:table-cell office:value-type="string" office:string-value="14">
            <text:p>14</text:p>
          </table:table-cell>
          <table:table-cell office:value-type="string" office:string-value="OnTheAir">
            <text:p>OnTheAir</text:p>
          </table:table-cell>
          <table:table-cell office:value-type="string" office:string-value="OnGround">
            <text:p>OnGround</text:p>
          </table:table-cell>
        </table:table-row>
        <table:table-row>
          <table:table-cell office:value-type="string" office:string-value="15">
            <text:p>15</text:p>
          </table:table-cell>
          <table:table-cell office:value-type="string" office:string-value="OnTheAir">
            <text:p>OnTheAir</text:p>
          </table:table-cell>
          <table:table-cell office:value-type="string" office:string-value="OnGround">
            <text:p>OnGround</text:p>
          </table:table-cell>
        </table:table-row>
        <table:table-row>
          <table:table-cell office:value-type="string" office:string-value="16">
            <text:p>16</text:p>
          </table:table-cell>
          <table:table-cell office:value-type="string" office:string-value="OnTheAir">
            <text:p>OnTheAir</text:p>
          </table:table-cell>
          <table:table-cell office:value-type="string" office:string-value="OnGround">
            <text:p>OnGround</text:p>
          </table:table-cell>
        </table:table-row>
        <table:table-row table:number-rows-repeated="1">
          <table:table-cell office:value-type="string" office:string-value="17">
            <text:p>17</text:p>
          </table:table-cell>
          <table:table-cell office:value-type="string" office:string-value="OnTheAir">
            <text:p>OnTheAir</text:p>
          </table:table-cell>
          <table:table-cell office:value-type="string" office:string-value="OnGround">
            <text:p>OnGround</text:p>
          </table:table-cell>
        </table:table-row>
        <table:table-row>
          <table:table-cell office:value-type="string" office:string-value="18">
            <text:p>18</text:p>
          </table:table-cell>
          <table:table-cell office:value-type="string" office:string-value="OnTheAir">
            <text:p>OnTheAir</text:p>
          </table:table-cell>
          <table:table-cell office:value-type="string" office:string-value="OnGround">
            <text:p>OnGround</text:p>
          </table:table-cell>
        </table:table-row>
        <table:table-row>
          <table:table-cell office:value-type="string" office:string-value="19">
            <text:p>19</text:p>
          </table:table-cell>
          <table:table-cell office:value-type="string" office:string-value="OnTheAir">
            <text:p>OnTheAir</text:p>
          </table:table-cell>
          <table:table-cell office:value-type="string" office:string-value="OnGround">
            <text:p>OnGround</text:p>
          </table:table-cell>
        </table:table-row>
        <table:table-row>
          <table:table-cell office:value-type="string" office:string-value="20">
            <text:p>20</text:p>
          </table:table-cell>
          <table:table-cell office:value-type="string" office:string-value="notInFrame">
            <text:p>notInFrame</text:p>
          </table:table-cell>
          <table:table-cell office:value-type="string" office:string-value="OnTheAir">
            <text:p>OnTheAir</text:p>
          </table:table-cell>
        </table:table-row>
        <table:table-row>
          <table:table-cell office:value-type="string" office:string-value="21">
            <text:p>21</text:p>
          </table:table-cell>
          <table:table-cell office:value-type="string" office:string-value="notInFrame">
            <text:p>notInFrame</text:p>
          </table:table-cell>
          <table:table-cell office:value-type="string" office:string-value="OnTheAir">
            <text:p>OnTheAir</text:p>
          </table:table-cell>
        </table:table-row>
        <table:table-row>
          <table:table-cell office:value-type="string" office:string-value="22">
            <text:p>22</text:p>
          </table:table-cell>
          <table:table-cell office:value-type="string" office:string-value="notInFrame">
            <text:p>notInFrame</text:p>
          </table:table-cell>
          <table:table-cell office:value-type="string" office:string-value="OnTheAir">
            <text:p>OnTheAir</text:p>
          </table:table-cell>
        </table:table-row>
        <table:table-row table:number-rows-repeated="1">
          <table:table-cell office:value-type="string" office:string-value="23">
            <text:p>23</text:p>
          </table:table-cell>
          <table:table-cell office:value-type="string" office:string-value="notInFrame">
            <text:p>notInFrame</text:p>
          </table:table-cell>
          <table:table-cell office:value-type="string" office:string-value="OnTheAir">
            <text:p>OnTheAi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